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h text:style-name="Heading_20_3" text:outline-level="3">Description</text:h>
        <text:p text:style-name="Text_20_body_20_indent_20_Organon">Organon creates a navigation-tree for folders and files.</text:p>
        <text:p text:style-name="Text_20_body_20_indent_20_Organon"/>
        <text:p text:style-name="Text_20_body_20_indent_20_Organon">It's possible to:</text:p>
        <text:p text:style-name="Text_20_body_20_indent_20_Organon">- use drag and drop<text:line-break/>- create tags<text:line-break/>- comfortably import and export files</text:p>
        <text:p text:style-name="Text_20_body"/>
        <text:p text:style-name="Text_20_body_20_indent_20_Organon">On selection of a file or folder Organon jumps to the corresponding text-se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5" meta:word-count="39" meta:character-count="236"/>
    <dc:date>2014-07-08T16:46:19.96</dc:date>
    <meta:editing-duration>P0D</meta:editing-duration>
    <meta:editing-cycles>1</meta:editing-cycles>
    <meta:generator>OpenOffice/4.1.0$Win32 OpenOffice.org_project/410m18$Build-9764</meta:generator>
  </office:meta>
</office:document-meta>
</file>